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008000" style:cell-protect="none" style:print-content="true" fo:border="0.74pt solid #000000"/>
      <style:text-properties style:font-name="Arial" fo:font-weight="bold" style:font-weight-asian="bold" style:font-weight-complex="bold"/>
    </style:style>
    <style:style style:name="ce26" style:family="table-cell" style:parent-style-name="Default" style:data-style-name="N117">
      <style:table-cell-properties fo:background-color="#0080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8000" style:cell-protect="none" style:print-content="tru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Arial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2" style:family="table-cell" style:parent-style-name="Default" style:data-style-name="N2">
      <style:table-cell-properties fo:background-color="#008000"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37" style:family="table-cell" style:parent-style-name="Default" style:data-style-name="N2">
      <style:table-cell-properties fo:background-color="#008000"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16383" table:default-cell-style-name="ce17"/>
        <table:table-row table:style-name="ro1">
          <table:table-cell table:style-name="ce2" office:value-type="string" calcext:value-type="string" table:number-columns-spanned="2" table:number-rows-spanned="1">
            <text:p>TEMPERED SCALE</text:p>
          </table:table-cell>
          <table:covered-table-cell/>
          <table:table-cell table:style-name="ce1" office:value-type="string" calcext:value-type="string">
            <text:p>TUNING</text:p>
          </table:table-cell>
          <table:table-cell table:style-name="ce14" office:value-type="float" office:value="442" calcext:value-type="float">
            <text:p>442</text:p>
          </table:table-cell>
          <table:table-cell table:style-name="ce18" office:value-type="string" calcext:value-type="string">
            <text:p>Hz</text:p>
          </table:table-cell>
          <table:table-cell table:style-name="ce13" table:number-columns-repeated="16379"/>
        </table:table-row>
        <table:table-row table:style-name="ro1">
          <table:table-cell table:style-name="ce9" table:number-columns-spanned="1" table:number-rows-spanned="13"/>
          <table:table-cell table:style-name="ce3" office:value-type="string" calcext:value-type="string">
            <text:p>Octave</text:p>
          </table:table-cell>
          <table:table-cell table:style-name="ce3" table:formula="of:=[.D2]-1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2]+1" office:value-type="float" office:value="1" calcext:value-type="float">
            <text:p>1</text:p>
          </table:table-cell>
          <table:table-cell table:style-name="ce3" table:formula="of:=[.E2]+1" office:value-type="float" office:value="2" calcext:value-type="float">
            <text:p>2</text:p>
          </table:table-cell>
          <table:table-cell table:style-name="ce3" table:formula="of:=[.F2]+1" office:value-type="float" office:value="3" calcext:value-type="float">
            <text:p>3</text:p>
          </table:table-cell>
          <table:table-cell table:style-name="ce3" table:formula="of:=[.G2]+1" office:value-type="float" office:value="4" calcext:value-type="float">
            <text:p>4</text:p>
          </table:table-cell>
          <table:table-cell table:style-name="ce3" table:formula="of:=[.H2]+1" office:value-type="float" office:value="5" calcext:value-type="float">
            <text:p>5</text:p>
          </table:table-cell>
          <table:table-cell table:style-name="ce3" table:formula="of:=[.I2]+1" office:value-type="float" office:value="6" calcext:value-type="float">
            <text:p>6</text:p>
          </table:table-cell>
          <table:table-cell table:style-name="ce3" table:formula="of:=[.J2]+1" office:value-type="float" office:value="7" calcext:value-type="float">
            <text:p>7</text:p>
          </table:table-cell>
          <table:table-cell table:style-name="ce3" table:formula="of:=[.K2]+1" office:value-type="float" office:value="8" calcext:value-type="float">
            <text:p>8</text:p>
          </table:table-cell>
          <table:table-cell table:style-name="ce3" table:formula="of:=[.L2]+1" office:value-type="float" office:value="9" calcext:value-type="float">
            <text:p>9</text:p>
          </table:table-cell>
          <table:table-cell table:style-name="ce13" table:number-columns-repeated="16371"/>
        </table:table-row>
        <table:table-row table:style-name="ro1">
          <table:covered-table-cell table:style-name="ce11"/>
          <table:table-cell table:style-name="ce5" office:value-type="string" calcext:value-type="string">
            <text:p>C</text:p>
          </table:table-cell>
          <table:table-cell table:style-name="ce7" table:formula="of:=[.D3]/2" office:value-type="float" office:value="8.21296163798754" calcext:value-type="float">
            <text:p>8,21</text:p>
          </table:table-cell>
          <table:table-cell table:style-name="ce7" table:formula="of:=[.E3]/2" office:value-type="float" office:value="16.4259232759751" calcext:value-type="float">
            <text:p>16,43</text:p>
          </table:table-cell>
          <table:table-cell table:style-name="ce7" table:formula="of:=[.F3]/2" office:value-type="float" office:value="32.8518465519502" calcext:value-type="float">
            <text:p>32,85</text:p>
          </table:table-cell>
          <table:table-cell table:style-name="ce7" table:formula="of:=[.G3]/2" office:value-type="float" office:value="65.7036931039003" calcext:value-type="float">
            <text:p>65,70</text:p>
          </table:table-cell>
          <table:table-cell table:style-name="ce7" table:formula="of:=[.H3]/2" office:value-type="float" office:value="131.407386207801" calcext:value-type="float">
            <text:p>131,41</text:p>
          </table:table-cell>
          <table:table-cell table:style-name="ce8" table:formula="of:=[.H4]/2^(1/12)" office:value-type="float" office:value="262.814772415601" calcext:value-type="float">
            <text:p>262,81</text:p>
          </table:table-cell>
          <table:table-cell table:style-name="ce7" table:formula="of:=[.H3]*2" office:value-type="float" office:value="525.629544831203" calcext:value-type="float">
            <text:p>525,63</text:p>
          </table:table-cell>
          <table:table-cell table:style-name="ce7" table:formula="of:=[.I3]*2" office:value-type="float" office:value="1051.25908966241" calcext:value-type="float">
            <text:p>1051,26</text:p>
          </table:table-cell>
          <table:table-cell table:style-name="ce7" table:formula="of:=[.J3]*2" office:value-type="float" office:value="2102.51817932481" calcext:value-type="float">
            <text:p>2102,52</text:p>
          </table:table-cell>
          <table:table-cell table:style-name="ce7" table:formula="of:=[.K3]*2" office:value-type="float" office:value="4205.03635864962" calcext:value-type="float">
            <text:p>4205,04</text:p>
          </table:table-cell>
          <table:table-cell table:style-name="ce7" table:formula="of:=[.L3]*2" office:value-type="float" office:value="8410.07271729924" calcext:value-type="float">
            <text:p>8410,07</text:p>
          </table:table-cell>
          <table:table-cell table:style-name="ce13" table:number-columns-repeated="16371"/>
        </table:table-row>
        <table:table-row table:style-name="ro1">
          <table:covered-table-cell table:style-name="Default"/>
          <table:table-cell table:style-name="ce5" office:value-type="string" calcext:value-type="string">
            <text:p>C#</text:p>
          </table:table-cell>
          <table:table-cell table:style-name="ce7" table:formula="of:=[.D4]/2" office:value-type="float" office:value="8.70132975083646" calcext:value-type="float">
            <text:p>8,70</text:p>
          </table:table-cell>
          <table:table-cell table:style-name="ce7" table:formula="of:=[.E4]/2" office:value-type="float" office:value="17.4026595016729" calcext:value-type="float">
            <text:p>17,40</text:p>
          </table:table-cell>
          <table:table-cell table:style-name="ce7" table:formula="of:=[.F4]/2" office:value-type="float" office:value="34.8053190033459" calcext:value-type="float">
            <text:p>34,81</text:p>
          </table:table-cell>
          <table:table-cell table:style-name="ce7" table:formula="of:=[.G4]/2" office:value-type="float" office:value="69.6106380066917" calcext:value-type="float">
            <text:p>69,61</text:p>
          </table:table-cell>
          <table:table-cell table:style-name="ce7" table:formula="of:=[.H4]/2" office:value-type="float" office:value="139.221276013383" calcext:value-type="float">
            <text:p>139,22</text:p>
          </table:table-cell>
          <table:table-cell table:style-name="ce8" table:formula="of:=[.H5]/2^(1/12)" office:value-type="float" office:value="278.442552026767" calcext:value-type="float">
            <text:p>278,44</text:p>
          </table:table-cell>
          <table:table-cell table:style-name="ce7" table:formula="of:=[.H4]*2" office:value-type="float" office:value="556.885104053534" calcext:value-type="float">
            <text:p>556,89</text:p>
          </table:table-cell>
          <table:table-cell table:style-name="ce7" table:formula="of:=[.I4]*2" office:value-type="float" office:value="1113.77020810707" calcext:value-type="float">
            <text:p>1113,77</text:p>
          </table:table-cell>
          <table:table-cell table:style-name="ce7" table:formula="of:=[.J4]*2" office:value-type="float" office:value="2227.54041621414" calcext:value-type="float">
            <text:p>2227,54</text:p>
          </table:table-cell>
          <table:table-cell table:style-name="ce7" table:formula="of:=[.K4]*2" office:value-type="float" office:value="4455.08083242827" calcext:value-type="float">
            <text:p>4455,08</text:p>
          </table:table-cell>
          <table:table-cell table:style-name="ce7" table:formula="of:=[.L4]*2" office:value-type="float" office:value="8910.16166485654" calcext:value-type="float">
            <text:p>8910,16</text:p>
          </table:table-cell>
          <table:table-cell table:style-name="ce12" table:number-columns-repeated="4"/>
          <table:table-cell table:style-name="ce13" table:number-columns-repeated="16367"/>
        </table:table-row>
        <table:table-row table:style-name="ro1">
          <table:covered-table-cell table:style-name="Default"/>
          <table:table-cell table:style-name="ce5" office:value-type="string" calcext:value-type="string">
            <text:p>D</text:p>
          </table:table-cell>
          <table:table-cell table:style-name="ce7" table:formula="of:=[.D5]/2" office:value-type="float" office:value="9.2187377428618" calcext:value-type="float">
            <text:p>9,22</text:p>
          </table:table-cell>
          <table:table-cell table:style-name="ce7" table:formula="of:=[.E5]/2" office:value-type="float" office:value="18.4374754857236" calcext:value-type="float">
            <text:p>18,44</text:p>
          </table:table-cell>
          <table:table-cell table:style-name="ce7" table:formula="of:=[.F5]/2" office:value-type="float" office:value="36.8749509714472" calcext:value-type="float">
            <text:p>36,87</text:p>
          </table:table-cell>
          <table:table-cell table:style-name="ce7" table:formula="of:=[.G5]/2" office:value-type="float" office:value="73.7499019428944" calcext:value-type="float">
            <text:p>73,75</text:p>
          </table:table-cell>
          <table:table-cell table:style-name="ce7" table:formula="of:=[.H5]/2" office:value-type="float" office:value="147.499803885789" calcext:value-type="float">
            <text:p>147,50</text:p>
          </table:table-cell>
          <table:table-cell table:style-name="ce8" table:formula="of:=[.H6]/2^(1/12)" office:value-type="float" office:value="294.999607771578" calcext:value-type="float">
            <text:p>295,00</text:p>
          </table:table-cell>
          <table:table-cell table:style-name="ce7" table:formula="of:=[.H5]*2" office:value-type="float" office:value="589.999215543155" calcext:value-type="float">
            <text:p>590,00</text:p>
          </table:table-cell>
          <table:table-cell table:style-name="ce7" table:formula="of:=[.I5]*2" office:value-type="float" office:value="1179.99843108631" calcext:value-type="float">
            <text:p>1180,00</text:p>
          </table:table-cell>
          <table:table-cell table:style-name="ce7" table:formula="of:=[.J5]*2" office:value-type="float" office:value="2359.99686217262" calcext:value-type="float">
            <text:p>2360,00</text:p>
          </table:table-cell>
          <table:table-cell table:style-name="ce7" table:formula="of:=[.K5]*2" office:value-type="float" office:value="4719.99372434524" calcext:value-type="float">
            <text:p>4719,99</text:p>
          </table:table-cell>
          <table:table-cell table:style-name="ce7" table:formula="of:=[.L5]*2" office:value-type="float" office:value="9439.98744869048" calcext:value-type="float">
            <text:p>9439,99</text:p>
          </table:table-cell>
          <table:table-cell table:style-name="ce13" table:number-columns-repeated="16371"/>
        </table:table-row>
        <table:table-row table:style-name="ro1">
          <table:covered-table-cell table:style-name="Default"/>
          <table:table-cell table:style-name="ce5" office:value-type="string" calcext:value-type="string">
            <text:p>D#</text:p>
          </table:table-cell>
          <table:table-cell table:style-name="ce7" table:formula="of:=[.D6]/2" office:value-type="float" office:value="9.76691241513919" calcext:value-type="float">
            <text:p>9,77</text:p>
          </table:table-cell>
          <table:table-cell table:style-name="ce7" table:formula="of:=[.E6]/2" office:value-type="float" office:value="19.5338248302784" calcext:value-type="float">
            <text:p>19,53</text:p>
          </table:table-cell>
          <table:table-cell table:style-name="ce7" table:formula="of:=[.F6]/2" office:value-type="float" office:value="39.0676496605567" calcext:value-type="float">
            <text:p>39,07</text:p>
          </table:table-cell>
          <table:table-cell table:style-name="ce7" table:formula="of:=[.G6]/2" office:value-type="float" office:value="78.1352993211135" calcext:value-type="float">
            <text:p>78,14</text:p>
          </table:table-cell>
          <table:table-cell table:style-name="ce7" table:formula="of:=[.H6]/2" office:value-type="float" office:value="156.270598642227" calcext:value-type="float">
            <text:p>156,27</text:p>
          </table:table-cell>
          <table:table-cell table:style-name="ce8" table:formula="of:=[.H7]/2^(1/12)" office:value-type="float" office:value="312.541197284454" calcext:value-type="float">
            <text:p>312,54</text:p>
          </table:table-cell>
          <table:table-cell table:style-name="ce7" table:formula="of:=[.H6]*2" office:value-type="float" office:value="625.082394568908" calcext:value-type="float">
            <text:p>625,08</text:p>
          </table:table-cell>
          <table:table-cell table:style-name="ce7" table:formula="of:=[.I6]*2" office:value-type="float" office:value="1250.16478913782" calcext:value-type="float">
            <text:p>1250,16</text:p>
          </table:table-cell>
          <table:table-cell table:style-name="ce7" table:formula="of:=[.J6]*2" office:value-type="float" office:value="2500.32957827563" calcext:value-type="float">
            <text:p>2500,33</text:p>
          </table:table-cell>
          <table:table-cell table:style-name="ce7" table:formula="of:=[.K6]*2" office:value-type="float" office:value="5000.65915655126" calcext:value-type="float">
            <text:p>5000,66</text:p>
          </table:table-cell>
          <table:table-cell table:style-name="ce7" table:formula="of:=[.L6]*2" office:value-type="float" office:value="10001.3183131025" calcext:value-type="float">
            <text:p>10001,32</text:p>
          </table:table-cell>
          <table:table-cell table:style-name="ce13" table:number-columns-repeated="16371"/>
        </table:table-row>
        <table:table-row table:style-name="ro1">
          <table:covered-table-cell table:style-name="Default"/>
          <table:table-cell table:style-name="ce5" office:value-type="string" calcext:value-type="string">
            <text:p>E</text:p>
          </table:table-cell>
          <table:table-cell table:style-name="ce7" table:formula="of:=[.D7]/2" office:value-type="float" office:value="10.3476832496796" calcext:value-type="float">
            <text:p>10,35</text:p>
          </table:table-cell>
          <table:table-cell table:style-name="ce7" table:formula="of:=[.E7]/2" office:value-type="float" office:value="20.6953664993592" calcext:value-type="float">
            <text:p>20,70</text:p>
          </table:table-cell>
          <table:table-cell table:style-name="ce7" table:formula="of:=[.F7]/2" office:value-type="float" office:value="41.3907329987183" calcext:value-type="float">
            <text:p>41,39</text:p>
          </table:table-cell>
          <table:table-cell table:style-name="ce7" table:formula="of:=[.G7]/2" office:value-type="float" office:value="82.7814659974366" calcext:value-type="float">
            <text:p>82,78</text:p>
          </table:table-cell>
          <table:table-cell table:style-name="ce7" table:formula="of:=[.H7]/2" office:value-type="float" office:value="165.562931994873" calcext:value-type="float">
            <text:p>165,56</text:p>
          </table:table-cell>
          <table:table-cell table:style-name="ce8" table:formula="of:=[.H8]/2^(1/12)" office:value-type="float" office:value="331.125863989747" calcext:value-type="float">
            <text:p>331,13</text:p>
          </table:table-cell>
          <table:table-cell table:style-name="ce7" table:formula="of:=[.H7]*2" office:value-type="float" office:value="662.251727979493" calcext:value-type="float">
            <text:p>662,25</text:p>
          </table:table-cell>
          <table:table-cell table:style-name="ce7" table:formula="of:=[.I7]*2" office:value-type="float" office:value="1324.50345595899" calcext:value-type="float">
            <text:p>1324,50</text:p>
          </table:table-cell>
          <table:table-cell table:style-name="ce7" table:formula="of:=[.J7]*2" office:value-type="float" office:value="2649.00691191797" calcext:value-type="float">
            <text:p>2649,01</text:p>
          </table:table-cell>
          <table:table-cell table:style-name="ce7" table:formula="of:=[.K7]*2" office:value-type="float" office:value="5298.01382383594" calcext:value-type="float">
            <text:p>5298,01</text:p>
          </table:table-cell>
          <table:table-cell table:style-name="ce7" table:formula="of:=[.L7]*2" office:value-type="float" office:value="10596.0276476719" calcext:value-type="float">
            <text:p>10596,03</text:p>
          </table:table-cell>
          <table:table-cell table:style-name="ce13" table:number-columns-repeated="16371"/>
        </table:table-row>
        <table:table-row table:style-name="ro1">
          <table:covered-table-cell table:style-name="Default"/>
          <table:table-cell table:style-name="ce5" office:value-type="string" calcext:value-type="string">
            <text:p>F</text:p>
          </table:table-cell>
          <table:table-cell table:style-name="ce7" table:formula="of:=[.D8]/2" office:value-type="float" office:value="10.9629885151554" calcext:value-type="float">
            <text:p>10,96</text:p>
          </table:table-cell>
          <table:table-cell table:style-name="ce7" table:formula="of:=[.E8]/2" office:value-type="float" office:value="21.9259770303108" calcext:value-type="float">
            <text:p>21,93</text:p>
          </table:table-cell>
          <table:table-cell table:style-name="ce7" table:formula="of:=[.F8]/2" office:value-type="float" office:value="43.8519540606215" calcext:value-type="float">
            <text:p>43,85</text:p>
          </table:table-cell>
          <table:table-cell table:style-name="ce7" table:formula="of:=[.G8]/2" office:value-type="float" office:value="87.703908121243" calcext:value-type="float">
            <text:p>87,70</text:p>
          </table:table-cell>
          <table:table-cell table:style-name="ce7" table:formula="of:=[.H8]/2" office:value-type="float" office:value="175.407816242486" calcext:value-type="float">
            <text:p>175,41</text:p>
          </table:table-cell>
          <table:table-cell table:style-name="ce8" table:formula="of:=[.H9]/2^(1/12)" office:value-type="float" office:value="350.815632484972" calcext:value-type="float">
            <text:p>350,82</text:p>
          </table:table-cell>
          <table:table-cell table:style-name="ce7" table:formula="of:=[.H8]*2" office:value-type="float" office:value="701.631264969944" calcext:value-type="float">
            <text:p>701,63</text:p>
          </table:table-cell>
          <table:table-cell table:style-name="ce7" table:formula="of:=[.I8]*2" office:value-type="float" office:value="1403.26252993989" calcext:value-type="float">
            <text:p>1403,26</text:p>
          </table:table-cell>
          <table:table-cell table:style-name="ce7" table:formula="of:=[.J8]*2" office:value-type="float" office:value="2806.52505987978" calcext:value-type="float">
            <text:p>2806,53</text:p>
          </table:table-cell>
          <table:table-cell table:style-name="ce7" table:formula="of:=[.K8]*2" office:value-type="float" office:value="5613.05011975955" calcext:value-type="float">
            <text:p>5613,05</text:p>
          </table:table-cell>
          <table:table-cell table:style-name="ce7" table:formula="of:=[.L8]*2" office:value-type="float" office:value="11226.1002395191" calcext:value-type="float">
            <text:p>11226,10</text:p>
          </table:table-cell>
          <table:table-cell table:style-name="ce13" table:number-columns-repeated="16371"/>
        </table:table-row>
        <table:table-row table:style-name="ro1">
          <table:covered-table-cell table:style-name="Default"/>
          <table:table-cell table:style-name="ce5" office:value-type="string" calcext:value-type="string">
            <text:p>F#</text:p>
          </table:table-cell>
          <table:table-cell table:style-name="ce7" table:formula="of:=[.D9]/2" office:value-type="float" office:value="11.6148817356919" calcext:value-type="float">
            <text:p>11,61</text:p>
          </table:table-cell>
          <table:table-cell table:style-name="ce7" table:formula="of:=[.E9]/2" office:value-type="float" office:value="23.2297634713839" calcext:value-type="float">
            <text:p>23,23</text:p>
          </table:table-cell>
          <table:table-cell table:style-name="ce7" table:formula="of:=[.F9]/2" office:value-type="float" office:value="46.4595269427677" calcext:value-type="float">
            <text:p>46,46</text:p>
          </table:table-cell>
          <table:table-cell table:style-name="ce7" table:formula="of:=[.G9]/2" office:value-type="float" office:value="92.9190538855355" calcext:value-type="float">
            <text:p>92,92</text:p>
          </table:table-cell>
          <table:table-cell table:style-name="ce7" table:formula="of:=[.H9]/2" office:value-type="float" office:value="185.838107771071" calcext:value-type="float">
            <text:p>185,84</text:p>
          </table:table-cell>
          <table:table-cell table:style-name="ce8" table:formula="of:=[.H10]/2^(1/12)" office:value-type="float" office:value="371.676215542142" calcext:value-type="float">
            <text:p>371,68</text:p>
          </table:table-cell>
          <table:table-cell table:style-name="ce7" table:formula="of:=[.H9]*2" office:value-type="float" office:value="743.352431084284" calcext:value-type="float">
            <text:p>743,35</text:p>
          </table:table-cell>
          <table:table-cell table:style-name="ce7" table:formula="of:=[.I9]*2" office:value-type="float" office:value="1486.70486216857" calcext:value-type="float">
            <text:p>1486,70</text:p>
          </table:table-cell>
          <table:table-cell table:style-name="ce7" table:formula="of:=[.J9]*2" office:value-type="float" office:value="2973.40972433713" calcext:value-type="float">
            <text:p>2973,41</text:p>
          </table:table-cell>
          <table:table-cell table:style-name="ce7" table:formula="of:=[.K9]*2" office:value-type="float" office:value="5946.81944867427" calcext:value-type="float">
            <text:p>5946,82</text:p>
          </table:table-cell>
          <table:table-cell table:style-name="ce7" table:formula="of:=[.L9]*2" office:value-type="float" office:value="11893.6388973485" calcext:value-type="float">
            <text:p>11893,64</text:p>
          </table:table-cell>
          <table:table-cell table:style-name="ce13" table:number-columns-repeated="16371"/>
        </table:table-row>
        <table:table-row table:style-name="ro1">
          <table:covered-table-cell table:style-name="Default"/>
          <table:table-cell table:style-name="ce5" office:value-type="string" calcext:value-type="string">
            <text:p>G</text:p>
          </table:table-cell>
          <table:table-cell table:style-name="ce7" table:formula="of:=[.D10]/2" office:value-type="float" office:value="12.3055385443134" calcext:value-type="float">
            <text:p>12,31</text:p>
          </table:table-cell>
          <table:table-cell table:style-name="ce7" table:formula="of:=[.E10]/2" office:value-type="float" office:value="24.6110770886269" calcext:value-type="float">
            <text:p>24,61</text:p>
          </table:table-cell>
          <table:table-cell table:style-name="ce7" table:formula="of:=[.F10]/2" office:value-type="float" office:value="49.2221541772537" calcext:value-type="float">
            <text:p>49,22</text:p>
          </table:table-cell>
          <table:table-cell table:style-name="ce7" table:formula="of:=[.G10]/2" office:value-type="float" office:value="98.4443083545075" calcext:value-type="float">
            <text:p>98,44</text:p>
          </table:table-cell>
          <table:table-cell table:style-name="ce7" table:formula="of:=[.H10]/2" office:value-type="float" office:value="196.888616709015" calcext:value-type="float">
            <text:p>196,89</text:p>
          </table:table-cell>
          <table:table-cell table:style-name="ce8" table:formula="of:=[.H11]/2^(1/12)" office:value-type="float" office:value="393.77723341803" calcext:value-type="float">
            <text:p>393,78</text:p>
          </table:table-cell>
          <table:table-cell table:style-name="ce7" table:formula="of:=[.H10]*2" office:value-type="float" office:value="787.55446683606" calcext:value-type="float">
            <text:p>787,55</text:p>
          </table:table-cell>
          <table:table-cell table:style-name="ce7" table:formula="of:=[.I10]*2" office:value-type="float" office:value="1575.10893367212" calcext:value-type="float">
            <text:p>1575,11</text:p>
          </table:table-cell>
          <table:table-cell table:style-name="ce7" table:formula="of:=[.J10]*2" office:value-type="float" office:value="3150.21786734424" calcext:value-type="float">
            <text:p>3150,22</text:p>
          </table:table-cell>
          <table:table-cell table:style-name="ce7" table:formula="of:=[.K10]*2" office:value-type="float" office:value="6300.43573468848" calcext:value-type="float">
            <text:p>6300,44</text:p>
          </table:table-cell>
          <table:table-cell table:style-name="ce7" table:formula="of:=[.L10]*2" office:value-type="float" office:value="12600.871469377" calcext:value-type="float">
            <text:p>12600,87</text:p>
          </table:table-cell>
          <table:table-cell table:style-name="ce13" table:number-columns-repeated="16371"/>
        </table:table-row>
        <table:table-row table:style-name="ro1">
          <table:covered-table-cell table:style-name="Default"/>
          <table:table-cell table:style-name="ce5" office:value-type="string" calcext:value-type="string">
            <text:p>G#</text:p>
          </table:table-cell>
          <table:table-cell table:style-name="ce7" table:formula="of:=[.D11]/2" office:value-type="float" office:value="13.0372639439159" calcext:value-type="float">
            <text:p>13,04</text:p>
          </table:table-cell>
          <table:table-cell table:style-name="ce7" table:formula="of:=[.E11]/2" office:value-type="float" office:value="26.0745278878318" calcext:value-type="float">
            <text:p>26,07</text:p>
          </table:table-cell>
          <table:table-cell table:style-name="ce7" table:formula="of:=[.F11]/2" office:value-type="float" office:value="52.1490557756636" calcext:value-type="float">
            <text:p>52,15</text:p>
          </table:table-cell>
          <table:table-cell table:style-name="ce7" table:formula="of:=[.G11]/2" office:value-type="float" office:value="104.298111551327" calcext:value-type="float">
            <text:p>104,30</text:p>
          </table:table-cell>
          <table:table-cell table:style-name="ce7" table:formula="of:=[.H11]/2" office:value-type="float" office:value="208.596223102654" calcext:value-type="float">
            <text:p>208,60</text:p>
          </table:table-cell>
          <table:table-cell table:style-name="ce8" table:formula="of:=[.H12]/2^(1/12)" office:value-type="float" office:value="417.192446205309" calcext:value-type="float">
            <text:p>417,19</text:p>
          </table:table-cell>
          <table:table-cell table:style-name="ce7" table:formula="of:=[.H11]*2" office:value-type="float" office:value="834.384892410617" calcext:value-type="float">
            <text:p>834,38</text:p>
          </table:table-cell>
          <table:table-cell table:style-name="ce7" table:formula="of:=[.I11]*2" office:value-type="float" office:value="1668.76978482123" calcext:value-type="float">
            <text:p>1668,77</text:p>
          </table:table-cell>
          <table:table-cell table:style-name="ce7" table:formula="of:=[.J11]*2" office:value-type="float" office:value="3337.53956964247" calcext:value-type="float">
            <text:p>3337,54</text:p>
          </table:table-cell>
          <table:table-cell table:style-name="ce7" table:formula="of:=[.K11]*2" office:value-type="float" office:value="6675.07913928494" calcext:value-type="float">
            <text:p>6675,08</text:p>
          </table:table-cell>
          <table:table-cell table:style-name="ce7" table:formula="of:=[.L11]*2" office:value-type="float" office:value="13350.1582785699" calcext:value-type="float">
            <text:p>13350,16</text:p>
          </table:table-cell>
          <table:table-cell table:style-name="ce13"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A</text:p>
          </table:table-cell>
          <table:table-cell table:style-name="ce7" table:formula="of:=[.D12]/2" office:value-type="float" office:value="13.8125" calcext:value-type="float">
            <text:p>13,81</text:p>
          </table:table-cell>
          <table:table-cell table:style-name="ce7" table:formula="of:=[.E12]/2" office:value-type="float" office:value="27.625" calcext:value-type="float">
            <text:p>27,63</text:p>
          </table:table-cell>
          <table:table-cell table:style-name="ce7" table:formula="of:=[.F12]/2" office:value-type="float" office:value="55.25" calcext:value-type="float">
            <text:p>55,25</text:p>
          </table:table-cell>
          <table:table-cell table:style-name="ce7" table:formula="of:=[.G12]/2" office:value-type="float" office:value="110.5" calcext:value-type="float">
            <text:p>110,50</text:p>
          </table:table-cell>
          <table:table-cell table:style-name="ce7" table:formula="of:=[.H12]/2" office:value-type="float" office:value="221" calcext:value-type="float">
            <text:p>221,00</text:p>
          </table:table-cell>
          <table:table-cell table:style-name="ce22" table:formula="of:=[.D1]" office:value-type="float" office:value="442" calcext:value-type="float">
            <text:p>442,00</text:p>
          </table:table-cell>
          <table:table-cell table:style-name="ce7" table:formula="of:=[.H12]*2" office:value-type="float" office:value="884" calcext:value-type="float">
            <text:p>884,00</text:p>
          </table:table-cell>
          <table:table-cell table:style-name="ce7" table:formula="of:=[.I12]*2" office:value-type="float" office:value="1768" calcext:value-type="float">
            <text:p>1768,00</text:p>
          </table:table-cell>
          <table:table-cell table:style-name="ce7" table:formula="of:=[.J12]*2" office:value-type="float" office:value="3536" calcext:value-type="float">
            <text:p>3536,00</text:p>
          </table:table-cell>
          <table:table-cell table:style-name="ce7" table:formula="of:=[.K12]*2" office:value-type="float" office:value="7072" calcext:value-type="float">
            <text:p>7072,00</text:p>
          </table:table-cell>
          <table:table-cell table:style-name="ce7" table:formula="of:=[.L12]*2" office:value-type="float" office:value="14144" calcext:value-type="float">
            <text:p>14144,00</text:p>
          </table:table-cell>
          <table:table-cell table:style-name="ce13"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A#</text:p>
          </table:table-cell>
          <table:table-cell table:style-name="ce7" table:formula="of:=[.D13]/2" office:value-type="float" office:value="14.6338339908378" calcext:value-type="float">
            <text:p>14,63</text:p>
          </table:table-cell>
          <table:table-cell table:style-name="ce7" table:formula="of:=[.E13]/2" office:value-type="float" office:value="29.2676679816755" calcext:value-type="float">
            <text:p>29,27</text:p>
          </table:table-cell>
          <table:table-cell table:style-name="ce7" table:formula="of:=[.F13]/2" office:value-type="float" office:value="58.5353359633511" calcext:value-type="float">
            <text:p>58,54</text:p>
          </table:table-cell>
          <table:table-cell table:style-name="ce7" table:formula="of:=[.G13]/2" office:value-type="float" office:value="117.070671926702" calcext:value-type="float">
            <text:p>117,07</text:p>
          </table:table-cell>
          <table:table-cell table:style-name="ce7" table:formula="of:=[.H13]/2" office:value-type="float" office:value="234.141343853404" calcext:value-type="float">
            <text:p>234,14</text:p>
          </table:table-cell>
          <table:table-cell table:style-name="ce8" table:formula="of:=[.H12]*2^(1/12)" office:value-type="float" office:value="468.282687706809" calcext:value-type="float">
            <text:p>468,28</text:p>
          </table:table-cell>
          <table:table-cell table:style-name="ce7" table:formula="of:=[.H13]*2" office:value-type="float" office:value="936.565375413617" calcext:value-type="float">
            <text:p>936,57</text:p>
          </table:table-cell>
          <table:table-cell table:style-name="ce7" table:formula="of:=[.I13]*2" office:value-type="float" office:value="1873.13075082723" calcext:value-type="float">
            <text:p>1873,13</text:p>
          </table:table-cell>
          <table:table-cell table:style-name="ce7" table:formula="of:=[.J13]*2" office:value-type="float" office:value="3746.26150165447" calcext:value-type="float">
            <text:p>3746,26</text:p>
          </table:table-cell>
          <table:table-cell table:style-name="ce7" table:formula="of:=[.K13]*2" office:value-type="float" office:value="7492.52300330894" calcext:value-type="float">
            <text:p>7492,52</text:p>
          </table:table-cell>
          <table:table-cell table:style-name="ce7" table:formula="of:=[.L13]*2" office:value-type="float" office:value="14985.0460066179" calcext:value-type="float">
            <text:p>14985,05</text:p>
          </table:table-cell>
          <table:table-cell table:style-name="ce13"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B</text:p>
          </table:table-cell>
          <table:table-cell table:style-name="ce7" table:formula="of:=[.D14]/2" office:value-type="float" office:value="15.5040070422732" calcext:value-type="float">
            <text:p>15,50</text:p>
          </table:table-cell>
          <table:table-cell table:style-name="ce7" table:formula="of:=[.E14]/2" office:value-type="float" office:value="31.0080140845464" calcext:value-type="float">
            <text:p>31,01</text:p>
          </table:table-cell>
          <table:table-cell table:style-name="ce7" table:formula="of:=[.F14]/2" office:value-type="float" office:value="62.0160281690929" calcext:value-type="float">
            <text:p>62,02</text:p>
          </table:table-cell>
          <table:table-cell table:style-name="ce7" table:formula="of:=[.G14]/2" office:value-type="float" office:value="124.032056338186" calcext:value-type="float">
            <text:p>124,03</text:p>
          </table:table-cell>
          <table:table-cell table:style-name="ce7" table:formula="of:=[.H14]/2" office:value-type="float" office:value="248.064112676371" calcext:value-type="float">
            <text:p>248,06</text:p>
          </table:table-cell>
          <table:table-cell table:style-name="ce8" table:formula="of:=[.H13]*2^(1/12)" office:value-type="float" office:value="496.128225352743" calcext:value-type="float">
            <text:p>496,13</text:p>
          </table:table-cell>
          <table:table-cell table:style-name="ce7" table:formula="of:=[.H14]*2" office:value-type="float" office:value="992.256450705486" calcext:value-type="float">
            <text:p>992,26</text:p>
          </table:table-cell>
          <table:table-cell table:style-name="ce7" table:formula="of:=[.I14]*2" office:value-type="float" office:value="1984.51290141097" calcext:value-type="float">
            <text:p>1984,51</text:p>
          </table:table-cell>
          <table:table-cell table:style-name="ce7" table:formula="of:=[.J14]*2" office:value-type="float" office:value="3969.02580282194" calcext:value-type="float">
            <text:p>3969,03</text:p>
          </table:table-cell>
          <table:table-cell table:style-name="ce7" table:formula="of:=[.K14]*2" office:value-type="float" office:value="7938.05160564389" calcext:value-type="float">
            <text:p>7938,05</text:p>
          </table:table-cell>
          <table:table-cell table:style-name="ce7" table:formula="of:=[.L14]*2" office:value-type="float" office:value="15876.1032112878" calcext:value-type="float">
            <text:p>15876,10</text:p>
          </table:table-cell>
          <table:table-cell table:style-name="ce13" table:number-columns-repeated="16371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10" table:number-rows-spanned="4"/>
          <table:covered-table-cell table:style-name="Default"/>
          <table:covered-table-cell table:number-columns-repeated="8"/>
          <table:table-cell table:number-columns-repeated="16371"/>
        </table:table-row>
        <table:table-row table:style-name="ro1">
          <table:table-cell table:style-name="ce19" office:value-type="string" calcext:value-type="string">
            <text:p>MASTER CLOCK</text:p>
          </table:table-cell>
          <table:table-cell table:style-name="ce25" office:value-type="float" office:value="2008450" calcext:value-type="float">
            <text:p>2008450</text:p>
          </table:table-cell>
          <table:table-cell table:style-name="ce29" office:value-type="string" calcext:value-type="string">
            <text:p>Hz</text:p>
          </table:table-cell>
          <table:covered-table-cell table:number-columns-repeated="2" table:style-name="Default"/>
          <table:covered-table-cell table:number-columns-repeated="8"/>
          <table:table-cell table:number-columns-repeated="16371"/>
        </table:table-row>
        <table:table-row table:style-name="ro1">
          <table:table-cell table:style-name="ce20" office:value-type="string" calcext:value-type="string">
            <text:p>ERROR</text:p>
          </table:table-cell>
          <table:table-cell table:style-name="ce26"/>
          <table:table-cell table:style-name="ce30" office:value-type="string" calcext:value-type="string">
            <text:p>%</text:p>
          </table:table-cell>
          <table:covered-table-cell table:number-columns-repeated="2" table:style-name="Default"/>
          <table:covered-table-cell table:number-columns-repeated="8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2" table:number-rows-spanned="1">
            <text:p>TOP OCTAVE DIVIDER</text:p>
          </table:table-cell>
          <table:covered-table-cell table:style-name="Default"/>
          <table:table-cell table:style-name="Default"/>
          <table:covered-table-cell table:number-columns-repeated="10" table:style-name="Default"/>
          <table:table-cell table:number-columns-repeated="16371"/>
        </table:table-row>
        <table:table-row table:style-name="ro1">
          <table:table-cell table:number-columns-spanned="1" table:number-rows-spanned="13"/>
          <table:table-cell table:style-name="ce11" office:value-type="string" calcext:value-type="string">
            <text:p>Octave</text:p>
          </table:table-cell>
          <table:table-cell table:style-name="ce11" table:formula="of:=[.D19]-1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19]+1" office:value-type="float" office:value="1" calcext:value-type="float">
            <text:p>1</text:p>
          </table:table-cell>
          <table:table-cell table:style-name="ce11" table:formula="of:=[.E19]+1" office:value-type="float" office:value="2" calcext:value-type="float">
            <text:p>2</text:p>
          </table:table-cell>
          <table:table-cell table:style-name="ce11" table:formula="of:=[.F19]+1" office:value-type="float" office:value="3" calcext:value-type="float">
            <text:p>3</text:p>
          </table:table-cell>
          <table:table-cell table:style-name="ce11" table:formula="of:=[.G19]+1" office:value-type="float" office:value="4" calcext:value-type="float">
            <text:p>4</text:p>
          </table:table-cell>
          <table:table-cell table:style-name="ce11" table:formula="of:=[.H19]+1" office:value-type="float" office:value="5" calcext:value-type="float">
            <text:p>5</text:p>
          </table:table-cell>
          <table:table-cell table:style-name="ce11" table:formula="of:=[.I19]+1" office:value-type="float" office:value="6" calcext:value-type="float">
            <text:p>6</text:p>
          </table:table-cell>
          <table:table-cell table:style-name="ce11" table:formula="of:=[.J19]+1" office:value-type="float" office:value="7" calcext:value-type="float">
            <text:p>7</text:p>
          </table:table-cell>
          <table:table-cell table:style-name="ce11" table:formula="of:=[.K19]+1" office:value-type="float" office:value="8" calcext:value-type="float">
            <text:p>8</text:p>
          </table:table-cell>
          <table:table-cell table:style-name="ce11" table:formula="of:=[.L19]+1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C</text:p>
          </table:table-cell>
          <table:table-cell table:style-name="ce31" table:formula="of:=[.D20]/2" office:value-type="float" office:value="8.20659813023013" calcext:value-type="float">
            <text:p>8,21</text:p>
          </table:table-cell>
          <table:table-cell table:style-name="ce31" table:formula="of:=[.E20]/2" office:value-type="float" office:value="16.4131962604603" calcext:value-type="float">
            <text:p>16,41</text:p>
          </table:table-cell>
          <table:table-cell table:style-name="ce31" table:formula="of:=[.F20]/2" office:value-type="float" office:value="32.8263925209205" calcext:value-type="float">
            <text:p>32,83</text:p>
          </table:table-cell>
          <table:table-cell table:style-name="ce31" table:formula="of:=[.G20]/2" office:value-type="float" office:value="65.652785041841" calcext:value-type="float">
            <text:p>65,65</text:p>
          </table:table-cell>
          <table:table-cell table:style-name="ce31" table:formula="of:=[.H20]/2" office:value-type="float" office:value="131.305570083682" calcext:value-type="float">
            <text:p>131,31</text:p>
          </table:table-cell>
          <table:table-cell table:style-name="ce31" table:formula="of:=[.I20]/2" office:value-type="float" office:value="262.611140167364" calcext:value-type="float">
            <text:p>262,61</text:p>
          </table:table-cell>
          <table:table-cell table:style-name="ce31" table:formula="of:=[.J20]/2" office:value-type="float" office:value="525.222280334728" calcext:value-type="float">
            <text:p>525,22</text:p>
          </table:table-cell>
          <table:table-cell table:style-name="ce31" table:formula="of:=[.K20]/2" office:value-type="float" office:value="1050.44456066946" calcext:value-type="float">
            <text:p>1050,44</text:p>
          </table:table-cell>
          <table:table-cell table:style-name="ce31" table:formula="of:=[.L20]/2" office:value-type="float" office:value="2100.88912133891" calcext:value-type="float">
            <text:p>2100,89</text:p>
          </table:table-cell>
          <table:table-cell table:style-name="ce31" table:formula="of:=[.B16]/478" office:value-type="float" office:value="4201.77824267782" calcext:value-type="float">
            <text:p>4201,78</text:p>
          </table:table-cell>
          <table:table-cell table:style-name="ce31" table:formula="of:=[.L20]*2" office:value-type="float" office:value="8403.55648535565" calcext:value-type="float">
            <text:p>8403,56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C#</text:p>
          </table:table-cell>
          <table:table-cell table:style-name="ce31" table:formula="of:=[.D21]/2" office:value-type="float" office:value="8.69790223115299" calcext:value-type="float">
            <text:p>8,70</text:p>
          </table:table-cell>
          <table:table-cell table:style-name="ce31" table:formula="of:=[.E21]/2" office:value-type="float" office:value="17.395804462306" calcext:value-type="float">
            <text:p>17,40</text:p>
          </table:table-cell>
          <table:table-cell table:style-name="ce31" table:formula="of:=[.F21]/2" office:value-type="float" office:value="34.791608924612" calcext:value-type="float">
            <text:p>34,79</text:p>
          </table:table-cell>
          <table:table-cell table:style-name="ce31" table:formula="of:=[.G21]/2" office:value-type="float" office:value="69.5832178492239" calcext:value-type="float">
            <text:p>69,58</text:p>
          </table:table-cell>
          <table:table-cell table:style-name="ce31" table:formula="of:=[.H21]/2" office:value-type="float" office:value="139.166435698448" calcext:value-type="float">
            <text:p>139,17</text:p>
          </table:table-cell>
          <table:table-cell table:style-name="ce31" table:formula="of:=[.I21]/2" office:value-type="float" office:value="278.332871396896" calcext:value-type="float">
            <text:p>278,33</text:p>
          </table:table-cell>
          <table:table-cell table:style-name="ce31" table:formula="of:=[.J21]/2" office:value-type="float" office:value="556.665742793792" calcext:value-type="float">
            <text:p>556,67</text:p>
          </table:table-cell>
          <table:table-cell table:style-name="ce31" table:formula="of:=[.K21]/2" office:value-type="float" office:value="1113.33148558758" calcext:value-type="float">
            <text:p>1113,33</text:p>
          </table:table-cell>
          <table:table-cell table:style-name="ce31" table:formula="of:=[.L21]/2" office:value-type="float" office:value="2226.66297117517" calcext:value-type="float">
            <text:p>2226,66</text:p>
          </table:table-cell>
          <table:table-cell table:style-name="ce31" table:formula="of:=[.B16]/451" office:value-type="float" office:value="4453.32594235033" calcext:value-type="float">
            <text:p>4453,33</text:p>
          </table:table-cell>
          <table:table-cell table:style-name="ce31" table:formula="of:=[.L21]*2" office:value-type="float" office:value="8906.65188470067" calcext:value-type="float">
            <text:p>8906,65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D</text:p>
          </table:table-cell>
          <table:table-cell table:style-name="ce31" table:formula="of:=[.D22]/2" office:value-type="float" office:value="9.20834250293427" calcext:value-type="float">
            <text:p>9,21</text:p>
          </table:table-cell>
          <table:table-cell table:style-name="ce31" table:formula="of:=[.E22]/2" office:value-type="float" office:value="18.4166850058685" calcext:value-type="float">
            <text:p>18,42</text:p>
          </table:table-cell>
          <table:table-cell table:style-name="ce31" table:formula="of:=[.F22]/2" office:value-type="float" office:value="36.8333700117371" calcext:value-type="float">
            <text:p>36,83</text:p>
          </table:table-cell>
          <table:table-cell table:style-name="ce31" table:formula="of:=[.G22]/2" office:value-type="float" office:value="73.6667400234742" calcext:value-type="float">
            <text:p>73,67</text:p>
          </table:table-cell>
          <table:table-cell table:style-name="ce31" table:formula="of:=[.H22]/2" office:value-type="float" office:value="147.333480046948" calcext:value-type="float">
            <text:p>147,33</text:p>
          </table:table-cell>
          <table:table-cell table:style-name="ce31" table:formula="of:=[.I22]/2" office:value-type="float" office:value="294.666960093897" calcext:value-type="float">
            <text:p>294,67</text:p>
          </table:table-cell>
          <table:table-cell table:style-name="ce31" table:formula="of:=[.J22]/2" office:value-type="float" office:value="589.333920187793" calcext:value-type="float">
            <text:p>589,33</text:p>
          </table:table-cell>
          <table:table-cell table:style-name="ce31" table:formula="of:=[.K22]/2" office:value-type="float" office:value="1178.66784037559" calcext:value-type="float">
            <text:p>1178,67</text:p>
          </table:table-cell>
          <table:table-cell table:style-name="ce31" table:formula="of:=[.L22]/2" office:value-type="float" office:value="2357.33568075117" calcext:value-type="float">
            <text:p>2357,34</text:p>
          </table:table-cell>
          <table:table-cell table:style-name="ce31" table:formula="of:=[.B16]/426" office:value-type="float" office:value="4714.67136150235" calcext:value-type="float">
            <text:p>4714,67</text:p>
          </table:table-cell>
          <table:table-cell table:style-name="ce31" table:formula="of:=[.L22]*2" office:value-type="float" office:value="9429.3427230047" calcext:value-type="float">
            <text:p>9429,34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D#</text:p>
          </table:table-cell>
          <table:table-cell table:style-name="ce31" table:formula="of:=[.D23]/2" office:value-type="float" office:value="9.75809429415423" calcext:value-type="float">
            <text:p>9,76</text:p>
          </table:table-cell>
          <table:table-cell table:style-name="ce31" table:formula="of:=[.E23]/2" office:value-type="float" office:value="19.5161885883085" calcext:value-type="float">
            <text:p>19,52</text:p>
          </table:table-cell>
          <table:table-cell table:style-name="ce31" table:formula="of:=[.F23]/2" office:value-type="float" office:value="39.0323771766169" calcext:value-type="float">
            <text:p>39,03</text:p>
          </table:table-cell>
          <table:table-cell table:style-name="ce31" table:formula="of:=[.G23]/2" office:value-type="float" office:value="78.0647543532338" calcext:value-type="float">
            <text:p>78,06</text:p>
          </table:table-cell>
          <table:table-cell table:style-name="ce31" table:formula="of:=[.H23]/2" office:value-type="float" office:value="156.129508706468" calcext:value-type="float">
            <text:p>156,13</text:p>
          </table:table-cell>
          <table:table-cell table:style-name="ce31" table:formula="of:=[.I23]/2" office:value-type="float" office:value="312.259017412935" calcext:value-type="float">
            <text:p>312,26</text:p>
          </table:table-cell>
          <table:table-cell table:style-name="ce31" table:formula="of:=[.J23]/2" office:value-type="float" office:value="624.518034825871" calcext:value-type="float">
            <text:p>624,52</text:p>
          </table:table-cell>
          <table:table-cell table:style-name="ce31" table:formula="of:=[.K23]/2" office:value-type="float" office:value="1249.03606965174" calcext:value-type="float">
            <text:p>1249,04</text:p>
          </table:table-cell>
          <table:table-cell table:style-name="ce31" table:formula="of:=[.L23]/2" office:value-type="float" office:value="2498.07213930348" calcext:value-type="float">
            <text:p>2498,07</text:p>
          </table:table-cell>
          <table:table-cell table:style-name="ce31" table:formula="of:=[.B16]/402" office:value-type="float" office:value="4996.14427860697" calcext:value-type="float">
            <text:p>4996,14</text:p>
          </table:table-cell>
          <table:table-cell table:style-name="ce31" table:formula="of:=[.L23]*2" office:value-type="float" office:value="9992.28855721393" calcext:value-type="float">
            <text:p>9992,29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E</text:p>
          </table:table-cell>
          <table:table-cell table:style-name="ce31" table:formula="of:=[.D24]/2" office:value-type="float" office:value="10.350274158971" calcext:value-type="float">
            <text:p>10,35</text:p>
          </table:table-cell>
          <table:table-cell table:style-name="ce31" table:formula="of:=[.E24]/2" office:value-type="float" office:value="20.700548317942" calcext:value-type="float">
            <text:p>20,70</text:p>
          </table:table-cell>
          <table:table-cell table:style-name="ce31" table:formula="of:=[.F24]/2" office:value-type="float" office:value="41.4010966358839" calcext:value-type="float">
            <text:p>41,40</text:p>
          </table:table-cell>
          <table:table-cell table:style-name="ce31" table:formula="of:=[.G24]/2" office:value-type="float" office:value="82.8021932717678" calcext:value-type="float">
            <text:p>82,80</text:p>
          </table:table-cell>
          <table:table-cell table:style-name="ce31" table:formula="of:=[.H24]/2" office:value-type="float" office:value="165.604386543536" calcext:value-type="float">
            <text:p>165,60</text:p>
          </table:table-cell>
          <table:table-cell table:style-name="ce31" table:formula="of:=[.I24]/2" office:value-type="float" office:value="331.208773087071" calcext:value-type="float">
            <text:p>331,21</text:p>
          </table:table-cell>
          <table:table-cell table:style-name="ce31" table:formula="of:=[.J24]/2" office:value-type="float" office:value="662.417546174142" calcext:value-type="float">
            <text:p>662,42</text:p>
          </table:table-cell>
          <table:table-cell table:style-name="ce31" table:formula="of:=[.K24]/2" office:value-type="float" office:value="1324.83509234829" calcext:value-type="float">
            <text:p>1324,84</text:p>
          </table:table-cell>
          <table:table-cell table:style-name="ce31" table:formula="of:=[.L24]/2" office:value-type="float" office:value="2649.67018469657" calcext:value-type="float">
            <text:p>2649,67</text:p>
          </table:table-cell>
          <table:table-cell table:style-name="ce31" table:formula="of:=[.B16]/379" office:value-type="float" office:value="5299.34036939314" calcext:value-type="float">
            <text:p>5299,34</text:p>
          </table:table-cell>
          <table:table-cell table:style-name="ce31" table:formula="of:=[.L24]*2" office:value-type="float" office:value="10598.6807387863" calcext:value-type="float">
            <text:p>10598,68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F</text:p>
          </table:table-cell>
          <table:table-cell table:style-name="ce31" table:formula="of:=[.D25]/2" office:value-type="float" office:value="10.9574131459497" calcext:value-type="float">
            <text:p>10,96</text:p>
          </table:table-cell>
          <table:table-cell table:style-name="ce31" table:formula="of:=[.E25]/2" office:value-type="float" office:value="21.9148262918994" calcext:value-type="float">
            <text:p>21,91</text:p>
          </table:table-cell>
          <table:table-cell table:style-name="ce31" table:formula="of:=[.F25]/2" office:value-type="float" office:value="43.8296525837989" calcext:value-type="float">
            <text:p>43,83</text:p>
          </table:table-cell>
          <table:table-cell table:style-name="ce31" table:formula="of:=[.G25]/2" office:value-type="float" office:value="87.6593051675978" calcext:value-type="float">
            <text:p>87,66</text:p>
          </table:table-cell>
          <table:table-cell table:style-name="ce31" table:formula="of:=[.H25]/2" office:value-type="float" office:value="175.318610335196" calcext:value-type="float">
            <text:p>175,32</text:p>
          </table:table-cell>
          <table:table-cell table:style-name="ce31" table:formula="of:=[.I25]/2" office:value-type="float" office:value="350.637220670391" calcext:value-type="float">
            <text:p>350,64</text:p>
          </table:table-cell>
          <table:table-cell table:style-name="ce7" table:formula="of:=[.J25]/2" office:value-type="float" office:value="701.274441340782" calcext:value-type="float">
            <text:p>701,27</text:p>
          </table:table-cell>
          <table:table-cell table:style-name="ce31" table:formula="of:=[.K25]/2" office:value-type="float" office:value="1402.54888268156" calcext:value-type="float">
            <text:p>1402,55</text:p>
          </table:table-cell>
          <table:table-cell table:style-name="ce31" table:formula="of:=[.L25]/2" office:value-type="float" office:value="2805.09776536313" calcext:value-type="float">
            <text:p>2805,10</text:p>
          </table:table-cell>
          <table:table-cell table:style-name="ce31" table:formula="of:=[.B16]/358" office:value-type="float" office:value="5610.19553072626" calcext:value-type="float">
            <text:p>5610,20</text:p>
          </table:table-cell>
          <table:table-cell table:style-name="ce31" table:formula="of:=[.L25]*2" office:value-type="float" office:value="11220.3910614525" calcext:value-type="float">
            <text:p>11220,39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F#</text:p>
          </table:table-cell>
          <table:table-cell table:style-name="ce31" table:formula="of:=[.D26]/2" office:value-type="float" office:value="11.6057807877219" calcext:value-type="float">
            <text:p>11,61</text:p>
          </table:table-cell>
          <table:table-cell table:style-name="ce31" table:formula="of:=[.E26]/2" office:value-type="float" office:value="23.2115615754438" calcext:value-type="float">
            <text:p>23,21</text:p>
          </table:table-cell>
          <table:table-cell table:style-name="ce31" table:formula="of:=[.F26]/2" office:value-type="float" office:value="46.4231231508876" calcext:value-type="float">
            <text:p>46,42</text:p>
          </table:table-cell>
          <table:table-cell table:style-name="ce31" table:formula="of:=[.G26]/2" office:value-type="float" office:value="92.8462463017752" calcext:value-type="float">
            <text:p>92,85</text:p>
          </table:table-cell>
          <table:table-cell table:style-name="ce31" table:formula="of:=[.H26]/2" office:value-type="float" office:value="185.69249260355" calcext:value-type="float">
            <text:p>185,69</text:p>
          </table:table-cell>
          <table:table-cell table:style-name="ce31" table:formula="of:=[.I26]/2" office:value-type="float" office:value="371.384985207101" calcext:value-type="float">
            <text:p>371,38</text:p>
          </table:table-cell>
          <table:table-cell table:style-name="ce31" table:formula="of:=[.J26]/2" office:value-type="float" office:value="742.769970414201" calcext:value-type="float">
            <text:p>742,77</text:p>
          </table:table-cell>
          <table:table-cell table:style-name="ce31" table:formula="of:=[.K26]/2" office:value-type="float" office:value="1485.5399408284" calcext:value-type="float">
            <text:p>1485,54</text:p>
          </table:table-cell>
          <table:table-cell table:style-name="ce31" table:formula="of:=[.L26]/2" office:value-type="float" office:value="2971.07988165681" calcext:value-type="float">
            <text:p>2971,08</text:p>
          </table:table-cell>
          <table:table-cell table:style-name="ce31" table:formula="of:=[.B16]/338" office:value-type="float" office:value="5942.15976331361" calcext:value-type="float">
            <text:p>5942,16</text:p>
          </table:table-cell>
          <table:table-cell table:style-name="ce31" table:formula="of:=[.L26]*2" office:value-type="float" office:value="11884.3195266272" calcext:value-type="float">
            <text:p>11884,32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G</text:p>
          </table:table-cell>
          <table:table-cell table:style-name="ce31" table:formula="of:=[.D27]/2" office:value-type="float" office:value="12.2970341888715" calcext:value-type="float">
            <text:p>12,30</text:p>
          </table:table-cell>
          <table:table-cell table:style-name="ce31" table:formula="of:=[.E27]/2" office:value-type="float" office:value="24.5940683777429" calcext:value-type="float">
            <text:p>24,59</text:p>
          </table:table-cell>
          <table:table-cell table:style-name="ce31" table:formula="of:=[.F27]/2" office:value-type="float" office:value="49.1881367554859" calcext:value-type="float">
            <text:p>49,19</text:p>
          </table:table-cell>
          <table:table-cell table:style-name="ce31" table:formula="of:=[.G27]/2" office:value-type="float" office:value="98.3762735109718" calcext:value-type="float">
            <text:p>98,38</text:p>
          </table:table-cell>
          <table:table-cell table:style-name="ce31" table:formula="of:=[.H27]/2" office:value-type="float" office:value="196.752547021944" calcext:value-type="float">
            <text:p>196,75</text:p>
          </table:table-cell>
          <table:table-cell table:style-name="ce31" table:formula="of:=[.I27]/2" office:value-type="float" office:value="393.505094043887" calcext:value-type="float">
            <text:p>393,51</text:p>
          </table:table-cell>
          <table:table-cell table:style-name="ce31" table:formula="of:=[.J27]/2" office:value-type="float" office:value="787.010188087774" calcext:value-type="float">
            <text:p>787,01</text:p>
          </table:table-cell>
          <table:table-cell table:style-name="ce31" table:formula="of:=[.K27]/2" office:value-type="float" office:value="1574.02037617555" calcext:value-type="float">
            <text:p>1574,02</text:p>
          </table:table-cell>
          <table:table-cell table:style-name="ce31" table:formula="of:=[.L27]/2" office:value-type="float" office:value="3148.0407523511" calcext:value-type="float">
            <text:p>3148,04</text:p>
          </table:table-cell>
          <table:table-cell table:style-name="ce31" table:formula="of:=[.B16]/319" office:value-type="float" office:value="6296.08150470219" calcext:value-type="float">
            <text:p>6296,08</text:p>
          </table:table-cell>
          <table:table-cell table:style-name="ce31" table:formula="of:=[.L27]*2" office:value-type="float" office:value="12592.1630094044" calcext:value-type="float">
            <text:p>12592,16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G#</text:p>
          </table:table-cell>
          <table:table-cell table:style-name="ce31" table:formula="of:=[.D28]/2" office:value-type="float" office:value="13.0324050041528" calcext:value-type="float">
            <text:p>13,03</text:p>
          </table:table-cell>
          <table:table-cell table:style-name="ce31" table:formula="of:=[.E28]/2" office:value-type="float" office:value="26.0648100083057" calcext:value-type="float">
            <text:p>26,06</text:p>
          </table:table-cell>
          <table:table-cell table:style-name="ce31" table:formula="of:=[.F28]/2" office:value-type="float" office:value="52.1296200166113" calcext:value-type="float">
            <text:p>52,13</text:p>
          </table:table-cell>
          <table:table-cell table:style-name="ce31" table:formula="of:=[.G28]/2" office:value-type="float" office:value="104.259240033223" calcext:value-type="float">
            <text:p>104,26</text:p>
          </table:table-cell>
          <table:table-cell table:style-name="ce31" table:formula="of:=[.H28]/2" office:value-type="float" office:value="208.518480066445" calcext:value-type="float">
            <text:p>208,52</text:p>
          </table:table-cell>
          <table:table-cell table:style-name="ce31" table:formula="of:=[.I28]/2" office:value-type="float" office:value="417.03696013289" calcext:value-type="float">
            <text:p>417,04</text:p>
          </table:table-cell>
          <table:table-cell table:style-name="ce31" table:formula="of:=[.J28]/2" office:value-type="float" office:value="834.073920265781" calcext:value-type="float">
            <text:p>834,07</text:p>
          </table:table-cell>
          <table:table-cell table:style-name="ce31" table:formula="of:=[.K28]/2" office:value-type="float" office:value="1668.14784053156" calcext:value-type="float">
            <text:p>1668,15</text:p>
          </table:table-cell>
          <table:table-cell table:style-name="ce31" table:formula="of:=[.L28]/2" office:value-type="float" office:value="3336.29568106312" calcext:value-type="float">
            <text:p>3336,30</text:p>
          </table:table-cell>
          <table:table-cell table:style-name="ce31" table:formula="of:=[.B16]/301" office:value-type="float" office:value="6672.59136212625" calcext:value-type="float">
            <text:p>6672,59</text:p>
          </table:table-cell>
          <table:table-cell table:style-name="ce31" table:formula="of:=[.L28]*2" office:value-type="float" office:value="13345.1827242525" calcext:value-type="float">
            <text:p>13345,18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A</text:p>
          </table:table-cell>
          <table:table-cell table:style-name="ce31" table:formula="of:=[.D29]/2" office:value-type="float" office:value="13.8125137544014" calcext:value-type="float">
            <text:p>13,81</text:p>
          </table:table-cell>
          <table:table-cell table:style-name="ce31" table:formula="of:=[.E29]/2" office:value-type="float" office:value="27.6250275088028" calcext:value-type="float">
            <text:p>27,63</text:p>
          </table:table-cell>
          <table:table-cell table:style-name="ce31" table:formula="of:=[.F29]/2" office:value-type="float" office:value="55.2500550176056" calcext:value-type="float">
            <text:p>55,25</text:p>
          </table:table-cell>
          <table:table-cell table:style-name="ce31" table:formula="of:=[.G29]/2" office:value-type="float" office:value="110.500110035211" calcext:value-type="float">
            <text:p>110,50</text:p>
          </table:table-cell>
          <table:table-cell table:style-name="ce31" table:formula="of:=[.H29]/2" office:value-type="float" office:value="221.000220070423" calcext:value-type="float">
            <text:p>221,00</text:p>
          </table:table-cell>
          <table:table-cell table:style-name="ce37" table:formula="of:=[.I29]/2" office:value-type="float" office:value="442.000440140845" calcext:value-type="float">
            <text:p>442,00</text:p>
          </table:table-cell>
          <table:table-cell table:style-name="ce31" table:formula="of:=[.J29]/2" office:value-type="float" office:value="884.00088028169" calcext:value-type="float">
            <text:p>884,00</text:p>
          </table:table-cell>
          <table:table-cell table:style-name="ce31" table:formula="of:=[.K29]/2" office:value-type="float" office:value="1768.00176056338" calcext:value-type="float">
            <text:p>1768,00</text:p>
          </table:table-cell>
          <table:table-cell table:style-name="ce31" table:formula="of:=[.L29]/2" office:value-type="float" office:value="3536.00352112676" calcext:value-type="float">
            <text:p>3536,00</text:p>
          </table:table-cell>
          <table:table-cell table:style-name="ce31" table:formula="of:=[.B16]/284" office:value-type="float" office:value="7072.00704225352" calcext:value-type="float">
            <text:p>7072,01</text:p>
          </table:table-cell>
          <table:table-cell table:style-name="ce31" table:formula="of:=[.L29]*2" office:value-type="float" office:value="14144.014084507" calcext:value-type="float">
            <text:p>14144,01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A#</text:p>
          </table:table-cell>
          <table:table-cell table:style-name="ce31" table:formula="of:=[.D30]/2" office:value-type="float" office:value="14.6371414412313" calcext:value-type="float">
            <text:p>14,64</text:p>
          </table:table-cell>
          <table:table-cell table:style-name="ce31" table:formula="of:=[.E30]/2" office:value-type="float" office:value="29.2742828824627" calcext:value-type="float">
            <text:p>29,27</text:p>
          </table:table-cell>
          <table:table-cell table:style-name="ce31" table:formula="of:=[.F30]/2" office:value-type="float" office:value="58.5485657649254" calcext:value-type="float">
            <text:p>58,55</text:p>
          </table:table-cell>
          <table:table-cell table:style-name="ce31" table:formula="of:=[.G30]/2" office:value-type="float" office:value="117.097131529851" calcext:value-type="float">
            <text:p>117,10</text:p>
          </table:table-cell>
          <table:table-cell table:style-name="ce31" table:formula="of:=[.H30]/2" office:value-type="float" office:value="234.194263059701" calcext:value-type="float">
            <text:p>234,19</text:p>
          </table:table-cell>
          <table:table-cell table:style-name="ce31" table:formula="of:=[.I30]/2" office:value-type="float" office:value="468.388526119403" calcext:value-type="float">
            <text:p>468,39</text:p>
          </table:table-cell>
          <table:table-cell table:style-name="ce31" table:formula="of:=[.J30]/2" office:value-type="float" office:value="936.777052238806" calcext:value-type="float">
            <text:p>936,78</text:p>
          </table:table-cell>
          <table:table-cell table:style-name="ce31" table:formula="of:=[.K30]/2" office:value-type="float" office:value="1873.55410447761" calcext:value-type="float">
            <text:p>1873,55</text:p>
          </table:table-cell>
          <table:table-cell table:style-name="ce31" table:formula="of:=[.L30]/2" office:value-type="float" office:value="3747.10820895522" calcext:value-type="float">
            <text:p>3747,11</text:p>
          </table:table-cell>
          <table:table-cell table:style-name="ce31" table:formula="of:=[.B16]/268" office:value-type="float" office:value="7494.21641791045" calcext:value-type="float">
            <text:p>7494,22</text:p>
          </table:table-cell>
          <table:table-cell table:style-name="ce31" table:formula="of:=[.L30]*2" office:value-type="float" office:value="14988.4328358209" calcext:value-type="float">
            <text:p>14988,43</text:p>
          </table:table-cell>
          <table:table-cell table:number-columns-repeated="16371"/>
        </table:table-row>
        <table:table-row table:style-name="ro1">
          <table:covered-table-cell/>
          <table:table-cell table:style-name="ce5" office:value-type="string" calcext:value-type="string">
            <text:p>B</text:p>
          </table:table-cell>
          <table:table-cell table:style-name="ce31" table:formula="of:=[.D31]/2" office:value-type="float" office:value="15.5049561511858" calcext:value-type="float">
            <text:p>15,50</text:p>
          </table:table-cell>
          <table:table-cell table:style-name="ce31" table:formula="of:=[.E31]/2" office:value-type="float" office:value="31.0099123023715" calcext:value-type="float">
            <text:p>31,01</text:p>
          </table:table-cell>
          <table:table-cell table:style-name="ce31" table:formula="of:=[.F31]/2" office:value-type="float" office:value="62.0198246047431" calcext:value-type="float">
            <text:p>62,02</text:p>
          </table:table-cell>
          <table:table-cell table:style-name="ce31" table:formula="of:=[.G31]/2" office:value-type="float" office:value="124.039649209486" calcext:value-type="float">
            <text:p>124,04</text:p>
          </table:table-cell>
          <table:table-cell table:style-name="ce31" table:formula="of:=[.H31]/2" office:value-type="float" office:value="248.079298418972" calcext:value-type="float">
            <text:p>248,08</text:p>
          </table:table-cell>
          <table:table-cell table:style-name="ce31" table:formula="of:=[.I31]/2" office:value-type="float" office:value="496.158596837945" calcext:value-type="float">
            <text:p>496,16</text:p>
          </table:table-cell>
          <table:table-cell table:style-name="ce31" table:formula="of:=[.J31]/2" office:value-type="float" office:value="992.317193675889" calcext:value-type="float">
            <text:p>992,32</text:p>
          </table:table-cell>
          <table:table-cell table:style-name="ce31" table:formula="of:=[.K31]/2" office:value-type="float" office:value="1984.63438735178" calcext:value-type="float">
            <text:p>1984,63</text:p>
          </table:table-cell>
          <table:table-cell table:style-name="ce31" table:formula="of:=[.L31]/2" office:value-type="float" office:value="3969.26877470356" calcext:value-type="float">
            <text:p>3969,27</text:p>
          </table:table-cell>
          <table:table-cell table:style-name="ce31" table:formula="of:=[.B16]/253" office:value-type="float" office:value="7938.53754940712" calcext:value-type="float">
            <text:p>7938,54</text:p>
          </table:table-cell>
          <table:table-cell table:style-name="ce31" table:formula="of:=[.L31]*2" office:value-type="float" office:value="15877.0750988142" calcext:value-type="float">
            <text:p>15877,08</text:p>
          </table:table-cell>
          <table:table-cell table:number-columns-repeated="16371"/>
        </table:table-row>
        <table:table-row table:style-name="ro1">
          <table:table-cell table:number-columns-spanned="13" table:number-rows-spanned="4"/>
          <table:covered-table-cell table:number-columns-repeated="12"/>
          <table:table-cell table:number-columns-repeated="16371"/>
        </table:table-row>
        <table:table-row table:style-name="ro1">
          <table:covered-table-cell table:number-columns-repeated="13"/>
          <table:table-cell table:number-columns-repeated="16371"/>
        </table:table-row>
        <table:table-row table:style-name="ro1">
          <table:covered-table-cell table:number-columns-repeated="13"/>
          <table:table-cell table:number-columns-repeated="16371"/>
        </table:table-row>
        <table:table-row table:style-name="ro1">
          <table:covered-table-cell table:number-columns-repeated="13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formula="of:=COUNTA([.C3:.M14])" office:value-type="float" office:value="132" calcext:value-type="float">
            <text:p>132</text:p>
          </table:table-cell>
          <table:table-cell table:number-columns-repeated="16377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8:04:22.19041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uc Hondareyte</meta:initial-creator>
    <meta:creation-date>2025-11-20T18:22:50.970306000</meta:creation-date>
    <dc:date>2025-11-24T18:18:55.780978000</dc:date>
    <dc:creator>Luc Hondareyte</dc:creator>
    <meta:editing-duration>PT1H19M47S</meta:editing-duration>
    <meta:editing-cycles>15</meta:editing-cycles>
    <meta:generator>LibreOffice/25.2.4.3$MacOSX_AARCH64 LibreOffice_project/33e196637044ead23f5c3226cde09b47731f7e27</meta:generator>
    <meta:document-statistic meta:table-count="1" meta:cell-count="323" meta:object-count="0"/>
  </office:meta>
</office:document-meta>
</file>